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2a6099" loext:opacity="100%" fo:font-size="15pt" fo:font-weight="bold" officeooo:rsid="00079a63" officeooo:paragraph-rsid="00079a63" fo:background-color="transparent" style:font-size-asian="13.1000003814697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5pt" officeooo:rsid="00079a63" officeooo:paragraph-rsid="00079a63" style:font-size-asian="13.1000003814697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fo:font-size="15pt" officeooo:rsid="00079a63" officeooo:paragraph-rsid="0007f86a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5pt" officeooo:rsid="0007f86a" officeooo:paragraph-rsid="0007f86a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fo:font-size="15pt" officeooo:rsid="0007f86a" officeooo:paragraph-rsid="00097ac7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font-size="15pt" officeooo:rsid="00097ac7" officeooo:paragraph-rsid="00097ac7" style:font-size-asian="13.1000003814697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fo:font-size="15pt" officeooo:rsid="000a766c" officeooo:paragraph-rsid="000a766c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Arial Black" fo:font-size="15pt" style:text-underline-style="solid" style:text-underline-width="auto" style:text-underline-color="font-color" fo:font-weight="bold" officeooo:rsid="00079a63" officeooo:paragraph-rsid="00079a63" fo:background-color="#ffff00" style:font-size-asian="13.1000003814697pt" style:font-weight-asian="bold" style:font-size-complex="1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5pt" officeooo:rsid="000a766c" officeooo:paragraph-rsid="000a766c" style:font-size-asian="13.1000003814697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officeooo:rsid="00079a63" officeooo:paragraph-rsid="000baeff" style:font-size-asian="13.1000003814697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officeooo:paragraph-rsid="000baeff" style:font-size-asian="13.1000003814697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officeooo:rsid="000baeff" officeooo:paragraph-rsid="000baeff" style:font-size-asian="13.1000003814697pt" style:font-size-complex="15pt"/>
    </style:style>
    <style:style style:name="T1" style:family="text">
      <style:text-properties style:text-position="super 58%"/>
    </style:style>
    <style:style style:name="T2" style:family="text">
      <style:text-properties officeooo:rsid="0007f86a"/>
    </style:style>
    <style:style style:name="T3" style:family="text">
      <style:text-properties officeooo:rsid="00097ac7"/>
    </style:style>
    <style:style style:name="T4" style:family="text">
      <style:text-properties officeooo:rsid="000a766c"/>
    </style:style>
    <style:style style:name="T5" style:family="text">
      <style:text-properties officeooo:rsid="000ba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<text:span text:style-name="T5">3</text:span><text:span text:style-name="T1">th</text:span> March, 2021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SR No.</text:p>
          </table:table-cell>
          <table:table-cell table:style-name="Table1.A1" office:value-type="string">
            <text:p text:style-name="P9">Activity</text:p>
          </table:table-cell>
          <table:table-cell table:style-name="Table1.C1" office:value-type="string">
            <text:p text:style-name="P9">Details</text:p>
          </table:table-cell>
        </table:table-row>
        <table:table-row table:style-name="Table1.2">
          <table:table-cell table:style-name="Table1.A2" office:value-type="string">
            <text:p text:style-name="P3">1. </text:p>
          </table:table-cell>
          <table:table-cell table:style-name="Table1.A2" office:value-type="string">
            <text:p text:style-name="P3">Worked on Project</text:p>
          </table:table-cell>
          <table:table-cell table:style-name="Table1.C2" office:value-type="string">
            <text:p text:style-name="P11">- <text:s/><text:span text:style-name="T5">Updated PPT. Added</text:span></text:p>
            <text:p text:style-name="P11"><text:span text:style-name="T5"><text:s text:c="3"/>flow diagrams, ER</text:span></text:p>
            <text:p text:style-name="P11"><text:span text:style-name="T5"><text:s text:c="3"/>diagrams and made</text:span></text:p>
            <text:p text:style-name="P11"><text:span text:style-name="T5"><text:s text:c="3"/>some updates.</text:span></text:p>
            <text:p text:style-name="P3"/>
            <text:p text:style-name="P3"/>
          </table:table-cell>
        </table:table-row>
        <table:table-row table:style-name="TableLine2459599039264">
          <table:table-cell table:style-name="Table1.A3" office:value-type="string">
            <text:p text:style-name="P3">2. </text:p>
          </table:table-cell>
          <table:table-cell table:style-name="Table1.B3" office:value-type="string">
            <text:p text:style-name="P3">Self-study</text:p>
          </table:table-cell>
          <table:table-cell table:style-name="Table1.C3" office:value-type="string">
            <text:p text:style-name="P8"/>
            <text:p text:style-name="P4">- <text:s/><text:span text:style-name="T2">Learnt few concepts of</text:span></text:p>
            <text:p text:style-name="P6"><text:s text:c="3"/>supply chain of</text:p>
            <text:p text:style-name="P6"><text:s text:c="3"/><text:span text:style-name="T3">AfterMarket Parts</text:span> in</text:p>
            <text:p text:style-name="P5"><text:s text:c="3"/>Automotive industry.</text:p>
            <text:p text:style-name="P4"/>
            <text:p text:style-name="P4"><text:s/></text:p>
          </table:table-cell>
        </table:table-row>
        <table:table-row table:style-name="TableLine2459599042528">
          <table:table-cell table:style-name="Table1.A4" office:value-type="string">
            <text:p text:style-name="P14">3. </text:p>
          </table:table-cell>
          <table:table-cell table:style-name="Table1.B4" office:value-type="string">
            <text:p text:style-name="P14">Session</text:p>
          </table:table-cell>
          <table:table-cell table:style-name="Table1.C4" office:value-type="string">
            <text:p text:style-name="P13">- <text:span text:style-name="T5">Attended the semi-</text:span></text:p>
            <text:p text:style-name="P13"><text:span text:style-name="T5"><text:s text:c="2"/>monthly meeting for task</text:span></text:p>
            <text:p text:style-name="P13"><text:span text:style-name="T5"><text:s text:c="2"/>review.</text:span></text:p>
            <text:p text:style-name="P12"/>
            <text:p text:style-name="P13">- <text:span text:style-name="T5">Attended the trainee</text:span></text:p>
            <text:p text:style-name="P13"><text:span text:style-name="T5"><text:s text:c="2"/>mixer session where</text:span></text:p>
            <text:p text:style-name="P13"><text:span text:style-name="T5"><text:s text:c="2"/>doubts regarding joining</text:span></text:p>
            <text:p text:style-name="P13"><text:span text:style-name="T5"><text:s text:c="2"/>etc, where covered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3T14:33:45.169000000</dc:date>
    <meta:editing-duration>PT22M55S</meta:editing-duration>
    <meta:editing-cycles>5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26" meta:word-count="64" meta:character-count="403" meta:non-whitespace-character-count="330"/>
  </office:meta>
</office:document-meta>
</file>